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officeooo:rsid="001daeb7" officeooo:paragraph-rsid="001daeb7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4pt" officeooo:rsid="001f8a3f" officeooo:paragraph-rsid="001f8a3f" style:font-size-asian="24pt" style:font-size-complex="2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2">1 Peter 1:6-9</text:p>
      <text:p text:style-name="P2">NRSV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in" fo:page-height="3in" style:num-format="1" style:print-orientation="landscape" fo:margin-top="0.2402in" fo:margin-bottom="0.2402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4T17:07:17.062000000</meta:creation-date>
    <meta:editing-duration>PT6M44S</meta:editing-duration>
    <meta:editing-cycles>3</meta:editing-cycles>
    <meta:generator>LibreOffice/6.4.4.2$Windows_X86_64 LibreOffice_project/3d775be2011f3886db32dfd395a6a6d1ca2630ff</meta:generator>
    <dc:title>VerseReference</dc:title>
    <dc:date>2020-07-28T09:10:44.123000000</dc:date>
    <meta:print-date>2020-07-28T09:10:03.660000000</meta:print-date>
    <meta:document-statistic meta:table-count="0" meta:image-count="0" meta:object-count="0" meta:page-count="1" meta:paragraph-count="2" meta:word-count="4" meta:character-count="17" meta:non-whitespace-character-count="15"/>
    <meta:template xlink:type="simple" xlink:actuate="onRequest" xlink:title="VerseReference" xlink:href="../../../../AppData/Roaming/LibreOffice/4/user/template/VerseReference.ott" meta:date="2020-07-24T17:07:16.742000000"/>
  </office:meta>
</office:document-meta>
</file>